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BF000000B49A0969464108AB68.png" manifest:media-type="image/png"/>
  <manifest:file-entry manifest:full-path="Pictures/10000001000000F00000006F55284249210C9542.png" manifest:media-type="image/png"/>
  <manifest:file-entry manifest:full-path="Pictures/100000010000041000000290B63A992DC122F5F8.png" manifest:media-type="image/png"/>
  <manifest:file-entry manifest:full-path="Pictures/1000000100000410000001B050E4CB454622B401.png" manifest:media-type="image/png"/>
  <manifest:file-entry manifest:full-path="Pictures/10000001000004100000020A6D6E4B7E5B55EDC8.png" manifest:media-type="image/png"/>
  <manifest:file-entry manifest:full-path="Pictures/1000000100000410000001B05518ABC55A5D3921.png" manifest:media-type="image/png"/>
  <manifest:file-entry manifest:full-path="Pictures/10000001000004100000018277C5CE7565076907.png" manifest:media-type="image/png"/>
  <manifest:file-entry manifest:full-path="Pictures/1000000100000198000000BD18B783125A269CCA.png" manifest:media-type="image/png"/>
  <manifest:file-entry manifest:full-path="Pictures/1000000100000178000000B859A074DF9E511A90.png" manifest:media-type="image/png"/>
  <manifest:file-entry manifest:full-path="Pictures/1000000100000410000001B051468098D138C39A.png" manifest:media-type="image/png"/>
  <manifest:file-entry manifest:full-path="Pictures/100000010000041000000236A4408D6A92CC2189.png" manifest:media-type="image/png"/>
  <manifest:file-entry manifest:full-path="Pictures/100000010000017C00000058203CB1B19598C30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_5f_2">
      <style:graphic-properties draw:stroke="none" draw:fill-color="#355269"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7" style:family="graphic" style:parent-style-name="standard">
      <style:graphic-properties draw:stroke="none" draw:fill-color="#ffff6d" draw:textarea-horizontal-align="justify" draw:textarea-vertical-align="middle" draw:auto-grow-height="false" fo:min-height="4.459cm" fo:min-width="0.257cm"/>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2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21"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25"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6" style:family="graphic" style:parent-style-name="Standard_5f_5">
      <style:graphic-properties draw:stroke="none" draw:fill-color="#ff5429" draw:textarea-horizontal-align="justify" draw:textarea-vertical-align="middle" draw:auto-grow-height="false" fo:min-height="4.459cm" fo:min-width="0.32cm"/>
    </style:style>
    <style:style style:name="gr27" style:family="graphic" style:parent-style-name="Standard_5f_5">
      <style:graphic-properties draw:stroke="none" draw:fill-color="#3465a4" draw:textarea-horizontal-align="justify" draw:textarea-vertical-align="middle" draw:auto-grow-height="false" fo:min-height="8.245cm" fo:min-width="0cm"/>
    </style:style>
    <style:style style:name="gr28" style:family="graphic" style:parent-style-name="standard">
      <style:graphic-properties draw:stroke="none" draw:fill-color="#ff1493" draw:textarea-horizontal-align="justify" draw:textarea-vertical-align="middle" draw:auto-grow-height="false" fo:min-height="4.459cm" fo:min-width="0.057cm"/>
    </style:style>
    <style:style style:name="gr29" style:family="graphic" style:parent-style-name="standard">
      <style:graphic-properties draw:stroke="none" draw:fill-color="#00fff3" draw:textarea-horizontal-align="justify" draw:textarea-vertical-align="middle" draw:auto-grow-height="false" fo:min-height="4.459cm" fo:min-width="0.057cm"/>
    </style:style>
    <style:style style:name="gr3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22cm" fo:padding-top="0.165cm" fo:padding-bottom="0.165cm" fo:padding-left="0.29cm" fo:padding-right="0.29cm"/>
    </style:style>
    <style:style style:name="gr31"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2.22cm" fo:padding-top="0.165cm" fo:padding-bottom="0.165cm" fo:padding-left="0.29cm" fo:padding-right="0.29cm"/>
    </style:style>
    <style:style style:name="gr32"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1.499cm" fo:padding-top="0.165cm" fo:padding-bottom="0.165cm" fo:padding-left="0.29cm" fo:padding-right="0.29cm"/>
    </style:style>
    <style:style style:name="gr33" style:family="graphic" style:parent-style-name="objectwithoutfill">
      <style:graphic-properties svg:stroke-width="0.081cm" svg:stroke-color="#00fff8" draw:marker-start-width="0.321cm" draw:marker-end-width="0.321cm" draw:fill="none" draw:textarea-vertical-align="middle" fo:padding-top="0.165cm" fo:padding-bottom="0.165cm" fo:padding-left="0.29cm" fo:padding-right="0.29cm"/>
    </style:style>
    <style:style style:name="gr34" style:family="graphic" style:parent-style-name="standard">
      <style:graphic-properties draw:stroke="none" draw:fill-color="#bf819e" draw:textarea-horizontal-align="justify" draw:textarea-vertical-align="middle" draw:auto-grow-height="false" fo:min-height="4.459cm" fo:min-width="0.257cm"/>
    </style:style>
    <style:style style:name="gr35" style:family="graphic" style:parent-style-name="standard">
      <style:graphic-properties draw:stroke="none" draw:fill-color="#ffffff" draw:textarea-horizontal-align="justify" draw:textarea-vertical-align="middle" draw:auto-grow-height="false" fo:min-height="4.459cm" fo:min-width="0.257cm"/>
    </style:style>
    <style:style style:name="gr36" style:family="graphic" style:parent-style-name="standard">
      <style:graphic-properties draw:stroke="none" draw:fill-color="#c9211e" draw:textarea-horizontal-align="justify" draw:textarea-vertical-align="middle" draw:auto-grow-height="false" fo:min-height="4.459cm" fo:min-width="0.357cm"/>
    </style:style>
    <style:style style:name="gr3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color="#ffd8ce" draw:textarea-horizontal-align="justify" draw:textarea-vertical-align="middle" draw:auto-grow-height="false" fo:min-height="4.459cm" fo:min-width="0.357cm"/>
    </style:style>
    <style:style style:name="gr39" style:family="graphic" style:parent-style-name="standard" style:list-style-name="L1">
      <style:graphic-properties draw:stroke="none" svg:stroke-color="#000000" draw:fill="none" draw:fill-color="#ffffff" draw:auto-grow-height="true" draw:auto-grow-width="false" fo:max-height="0cm" fo:min-height="2.55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41" style:family="graphic" style:parent-style-name="standard">
      <style:graphic-properties draw:stroke="none" draw:fill-color="#168253" draw:textarea-horizontal-align="justify" draw:textarea-vertical-align="middle" draw:auto-grow-height="false" fo:min-height="4.459cm" fo:min-width="0.357cm"/>
    </style:style>
    <style:style style:name="gr42" style:family="graphic" style:parent-style-name="standard">
      <style:graphic-properties draw:stroke="none" draw:fill-color="#ffde59" draw:textarea-horizontal-align="justify" draw:textarea-vertical-align="middle" draw:auto-grow-height="false" fo:min-height="4.459cm" fo:min-width="0.357cm"/>
    </style:style>
    <style:style style:name="gr43" style:family="graphic" style:parent-style-name="standard">
      <style:graphic-properties draw:stroke="none" draw:fill-color="#bbe33d" draw:textarea-horizontal-align="justify" draw:textarea-vertical-align="middle" draw:auto-grow-height="false" fo:min-height="4.459cm" fo:min-width="0.357cm"/>
    </style:style>
    <style:style style:name="gr44" style:family="graphic" style:parent-style-name="standard">
      <style:graphic-properties draw:stroke="none" draw:fill-color="#ffaa95" draw:textarea-horizontal-align="justify" draw:textarea-vertical-align="middle" draw:auto-grow-height="false" fo:min-height="4.459cm" fo:min-width="0.357cm"/>
    </style:style>
    <style:style style:name="gr45" style:family="graphic" style:parent-style-name="standard">
      <style:graphic-properties draw:stroke="none" draw:fill-color="#00fff3"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graphic-properties draw:textarea-vertical-align="top" fo:min-height="1.30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list-style-name="L1">
      <style:graphic-properties draw:textarea-vertical-align="top" fo:min-height="1.303cm"/>
      <style:paragraph-properties style:writing-mode="lr-tb"/>
    </style:style>
    <style:style style:name="pr23" style:family="presentation" style:parent-style-name="Default-outline1" style:list-style-name="L5">
      <style:graphic-properties draw:fit-to-size="false" style:shrink-to-fit="false"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title" style:list-style-name="L1">
      <style:graphic-properties draw:textarea-vertical-align="top" fo:min-height="1.303cm"/>
      <style:paragraph-properties style:writing-mode="lr-tb"/>
    </style:style>
    <style:style style:name="pr26" style:family="presentation" style:parent-style-name="Default-outline1" style:list-style-name="L5">
      <style:graphic-properties draw:fit-to-size="false" style:shrink-to-fit="false" fo:min-height="11.929cm"/>
      <style:paragraph-properties style:writing-mode="lr-tb"/>
    </style:style>
    <style:style style:name="pr27" style:family="presentation" style:parent-style-name="Default-outline1" style:list-style-name="L5">
      <style:graphic-properties draw:fit-to-size="false" style:shrink-to-fit="false" fo:min-height="11.929cm"/>
      <style:paragraph-properties style:writing-mode="lr-tb"/>
    </style:style>
    <style:style style:name="pr28" style:family="presentation" style:parent-style-name="Default-outline1" style:list-style-name="L5">
      <style:graphic-properties draw:fit-to-size="false" style:shrink-to-fit="false"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5">
      <style:graphic-properties draw:fit-to-size="false" style:shrink-to-fit="false"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title" style:list-style-name="L1">
      <style:graphic-properties draw:textarea-vertical-align="top" fo:min-height="1.303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title" style:list-style-name="L1">
      <style:graphic-properties draw:textarea-vertical-align="top" fo:min-height="1.303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title" style:list-style-name="L1">
      <style:graphic-properties draw:textarea-vertical-align="top" fo:min-height="1.303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outline1" style:list-style-name="L5">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outline1" style:list-style-name="L5">
      <style:graphic-properties fo:min-height="11.929cm"/>
      <style:paragraph-properties style:writing-mode="lr-tb"/>
    </style:style>
    <style:style style:name="pr103" style:family="presentation" style:parent-style-name="Default-notes" style:list-style-name="L1">
      <style:graphic-properties draw:fill-color="#ffffff" draw:auto-grow-height="true" fo:min-height="13.365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outline1" style:list-style-name="L5">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5">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outline1" style:list-style-name="L5">
      <style:graphic-properties fo:min-height="11.929cm"/>
      <style:paragraph-properties style:writing-mode="lr-tb"/>
    </style:style>
    <style:style style:name="pr110"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5"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26" style:family="paragraph">
      <loext:graphic-properties draw:fill-color="#ffff6d"/>
      <style:paragraph-properties fo:text-align="center"/>
      <style:text-properties fo:language="fr" fo:country="FR"/>
    </style:style>
    <style:style style:name="P27" style:family="paragraph">
      <style:paragraph-properties fo:margin-left="0cm" fo:margin-right="0cm" fo:margin-top="0.297cm" fo:margin-bottom="0cm" fo:text-align="start" fo:text-indent="0cm">
        <style:tab-stops/>
      </style:paragraph-properties>
    </style:style>
    <style:style style:name="P28" style:family="paragraph">
      <loext:graphic-properties draw:fill="none"/>
      <style:paragraph-properties fo:text-align="center"/>
    </style:style>
    <style:style style:name="P29"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0" style:family="paragraph">
      <style:paragraph-properties fo:margin-left="0cm" fo:margin-right="0cm" fo:margin-top="0.497cm" fo:margin-bottom="0cm" fo:text-align="end" fo:text-indent="0cm"/>
    </style:style>
    <style:style style:name="P3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1" style:family="paragraph">
      <loext:graphic-properties draw:fill-color="#ff1493"/>
      <style:paragraph-properties fo:text-align="center"/>
      <style:text-properties fo:language="fr" fo:country="FR"/>
    </style:style>
    <style:style style:name="P42" style:family="paragraph">
      <loext:graphic-properties draw:fill-color="#00fff3"/>
      <style:paragraph-properties fo:text-align="center"/>
      <style:text-properties fo:language="fr" fo:country="FR"/>
    </style:style>
    <style:style style:name="P43" style:family="paragraph">
      <loext:graphic-properties draw:fill-color="#bf819e"/>
      <style:paragraph-properties fo:text-align="center"/>
      <style:text-properties fo:language="fr" fo:country="FR"/>
    </style:style>
    <style:style style:name="P44" style:family="paragraph">
      <loext:graphic-properties draw:fill-color="#ffffff"/>
      <style:paragraph-properties fo:text-align="center"/>
      <style:text-properties fo:language="fr" fo:country="FR"/>
    </style:style>
    <style:style style:name="P45" style:family="paragraph">
      <loext:graphic-properties draw:fill-color="#c9211e"/>
      <style:paragraph-properties fo:text-align="center"/>
      <style:text-properties fo:language="fr" fo:country="FR"/>
    </style:style>
    <style:style style:name="P46" style:family="paragraph">
      <style:paragraph-properties fo:margin-left="0cm" fo:margin-right="0cm" fo:margin-top="0.37cm" fo:margin-bottom="0cm" fo:text-align="start" fo:text-indent="0cm"/>
    </style:style>
    <style:style style:name="P47" style:family="paragraph">
      <style:paragraph-properties fo:text-align="center"/>
    </style:style>
    <style:style style:name="P48" style:family="paragraph">
      <loext:graphic-properties draw:fill-color="#ffd8ce"/>
      <style:paragraph-properties fo:text-align="center"/>
      <style:text-properties fo:language="fr" fo:country="FR"/>
    </style:style>
    <style:style style:name="P49" style:family="paragraph">
      <style:paragraph-properties fo:margin-left="0cm" fo:margin-right="0cm" fo:margin-top="0cm" fo:margin-bottom="0cm" fo:line-height="100%" fo:text-align="start" fo:text-indent="0cm"/>
    </style:style>
    <style:style style:name="P50" style:family="paragraph">
      <loext:graphic-properties draw:fill="none" draw:fill-color="#ffffff"/>
      <style:paragraph-properties fo:margin-left="0cm" fo:margin-right="0cm" fo:margin-top="0cm" fo:margin-bottom="0cm" fo:line-height="100%" fo:text-align="start" fo:text-indent="0cm" style:writing-mode="lr-tb"/>
      <style:text-properties fo:font-size="22pt" style:font-size-asian="22pt" style:font-size-complex="22pt"/>
    </style:style>
    <style:style style:name="P51" style:family="paragraph">
      <style:paragraph-properties fo:text-align="end"/>
    </style:style>
    <style:style style:name="P52" style:family="paragraph">
      <loext:graphic-properties draw:fill="none" draw:fill-color="#ffffff"/>
      <style:paragraph-properties fo:text-align="end" style:writing-mode="lr-tb"/>
      <style:text-properties fo:font-size="22pt" style:font-size-asian="22pt" style:font-size-complex="22pt"/>
    </style:style>
    <style:style style:name="P53" style:family="paragraph">
      <loext:graphic-properties draw:fill-color="#168253"/>
      <style:paragraph-properties fo:text-align="center"/>
      <style:text-properties fo:language="fr" fo:country="FR"/>
    </style:style>
    <style:style style:name="P54" style:family="paragraph">
      <loext:graphic-properties draw:fill-color="#ffde59"/>
      <style:paragraph-properties fo:text-align="center"/>
      <style:text-properties fo:language="fr" fo:country="FR"/>
    </style:style>
    <style:style style:name="P55" style:family="paragraph">
      <loext:graphic-properties draw:fill-color="#bbe33d"/>
      <style:paragraph-properties fo:text-align="center"/>
      <style:text-properties fo:language="fr" fo:country="FR"/>
    </style:style>
    <style:style style:name="P56" style:family="paragraph">
      <loext:graphic-properties draw:fill-color="#ffaa95"/>
      <style:paragraph-properties fo:text-align="center"/>
      <style:text-properties fo:language="fr" fo:country="FR"/>
    </style:style>
    <style:style style:name="P57" style:family="paragraph">
      <loext:graphic-properties draw:fill-color="#ffffff"/>
      <style:paragraph-properties style:writing-mode="lr-tb"/>
      <style:text-properties fo:font-size="24pt" fo:language="fr" fo:country="FR" fo:font-weight="bold" style:font-weight-asian="bold" style:font-weight-complex="bold"/>
    </style:style>
    <style:style style:name="P5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style:font-size-asian="12pt" style:font-size-complex="12pt"/>
    </style:style>
    <style:style style:name="T12" style:family="text">
      <style:text-properties fo:font-size="21.2000007629395pt" fo:language="fr" fo:country="FR"/>
    </style:style>
    <style:style style:name="T13"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4"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color="#ffffff" loext:opacity="100%" fo:font-size="36pt" fo:language="fr" fo:country="FR" fo:font-weight="bold" style:font-size-asian="36pt" style:font-weight-asian="bold" style:font-size-complex="36pt" style:font-weight-complex="bold"/>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20"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1" style:family="text">
      <style:text-properties fo:color="#ffffff" loext:opacity="100%" fo:font-size="36pt" fo:language="fr" fo:country="FR" style:font-size-asian="36pt" style:font-size-complex="36pt"/>
    </style:style>
    <style:style style:name="T22" style:family="text">
      <style:text-properties fo:font-size="20pt" fo:language="fr" fo:country="FR"/>
    </style:style>
    <style:style style:name="T23" style:family="text">
      <style:text-properties fo:color="#ffffff" loext:opacity="100%" fo:font-size="20pt" fo:language="fr" fo:country="FR" fo:font-weight="normal" style:font-size-asian="20pt" style:font-weight-asian="normal" style:font-size-complex="20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5" style:family="text">
      <style:text-properties fo:font-size="28pt" fo:language="fr" fo:country="FR" fo:font-weight="bold" style:font-size-asian="28pt" style:font-size-complex="28pt"/>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color="#ffffff" loext:opacity="100%" fo:font-size="32pt" fo:language="fr" fo:country="FR" style:font-size-asian="32pt" style:font-size-complex="32pt"/>
    </style:style>
    <style:style style:name="T3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3"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4" style:family="text">
      <style:text-properties fo:font-size="22pt" style:font-size-asian="22pt" style:font-size-complex="22pt"/>
    </style:style>
    <style:style style:name="T35" style:family="text">
      <style:text-properties fo:language="fr" fo:country="FR"/>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25cm 15.76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s également U.T. / T.U.</text:span></text:p>
                <text:list>
                  <text:list-item>
                    <text:p text:style-name="P7"><text:span text:style-name="T9">Et Unit Test en anglais</text:span></text:p>
                  </text:list-item>
                </text:list>
              </text:list-item>
              <text:list-item>
                <text:p text:style-name="P7"><text:span text:style-name="T9">Inventés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draw:frame draw:style-name="gr10" draw:text-style-name="P20" draw:layer="layout" svg:width="25.147cm" svg:height="1.433cm" svg:x="1.016cm" svg:y="13.906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3">toutes </text:span><text:span text:style-name="T14">les possibilités d’une unité de code</text:span></text:p>
                <text:list>
                  <text:list-item>
                    <text:p text:style-name="P7"><text:span text:style-name="T14">Est-ce que ma fonction retourne la bonne valeur ?</text:span></text:p>
                  </text:list-item>
                  <text:list-item>
                    <text:p text:style-name="P7"><text:span text:style-name="T14">Comment se comporte ma fonction si une valeur est absente/incorrecte ?</text:span></text:p>
                  </text:list-item>
                  <text:list-item>
                    <text:p text:style-name="P7"><text:span text:style-name="T14">...</text:span></text:p>
                  </text:list-item>
                </text:list>
              </text:list-item>
              <text:list-item>
                <text:p text:style-name="P7"><text:span text:style-name="T14">Encourage / séparation du propreté du cod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6"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petit" sera votre code, plus facile sera sa relecture, son interprétation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10" draw:text-style-name="P24" draw:layer="layout" svg:width="26.924cm" svg:height="5.065cm" svg:x="0.536cm" svg:y="6.2cm" presentation:class="title" presentation:user-transformed="true">
          <draw:text-box>
            <text:p text:style-name="P7"><text:span text:style-name="T16">Autrement dit : une fonctionnalité = une fonction / méthode (si possible)</text:span></text:p>
          </draw:text-box>
        </draw:frame>
        <presentation:notes draw:style-name="dp2">
          <draw:page-thumbnail draw:style-name="gr5" draw:layer="layout" svg:width="13.586cm" svg:height="11.136cm" svg:x="3.703cm" svg:y="2.252cm" draw:page-number="7" presentation:class="page"/>
          <draw:frame presentation:style-name="pr1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4">Limite la régression de code (introduction de -nouveaux - bugs)</text:span></text:p>
              </text:list-item>
              <text:list-item>
                <text:p text:style-name="P7"><text:span text:style-name="T14">Facilite le travail de la QA (Assurance Qualité)</text:span></text:p>
              </text:list-item>
              <text:list-item>
                <text:p text:style-name="P7"><text:span text:style-name="T14">Peut fonctionner de pair avec les critères d’acceptation</text:span></text:p>
                <text:list>
                  <text:list-item>
                    <text:p text:style-name="P7"><text:span text:style-name="T14">Un test validant un critère d’acceptation</text:span></text:p>
                  </text:list-item>
                </text:list>
                <text:p text:style-name="P7"><text:span text:style-name="T17"/></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4">Retourne un booléen en fonction de l’exécution du test</text:span></text:p>
                <text:list>
                  <text:list-item>
                    <text:p text:style-name="P7"><text:span text:style-name="T14">True → ça s’est bien passé</text:span></text:p>
                  </text:list-item>
                  <text:list-item>
                    <text:p text:style-name="P7"><text:span text:style-name="T14">False → ça s’est mal passé</text:span></text:p>
                  </text:list-item>
                </text:list>
              </text:list-item>
              <text:list-item>
                <text:p text:style-name="P13"><text:span text:style-name="T14">Sert de documentation “vivante”</text:span></text:p>
                <text:p text:style-name="P7"><text:span text:style-name="T14"/></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4">Limite les erreurs humaines, les oublis de tests...</text:span></text:p>
              </text:list-item>
              <text:list-item>
                <text:p text:style-name="P13"><text:span text:style-name="T14">Écrit par les développeurs et exécutés par la machine</text:span></text:p>
                <text:list>
                  <text:list-item>
                    <text:p text:style-name="P7"><text:span text:style-name="T14">Avant un commit, avant un git merge…</text:span></text:p>
                  </text:list-item>
                </text:list>
              </text:list-item>
              <text:list-item>
                <text:p text:style-name="P7"><text:span text:style-name="T14">Privilégiez les fonctions dites “pure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presentation:style-name="pr15" draw:text-style-name="P14" draw:layer="layout" svg:width="26.06cm" svg:height="10.304cm" svg:x="1.37cm" svg:y="2.296cm" presentation:class="outline" presentation:user-transformed="true">
          <draw:text-box>
            <text:list text:style-name="L2">
              <text:list-item>
                <text:p text:style-name="P13"><text:span text:style-name="T6">Concept transverse aux langages de programmation</text:span></text:p>
              </text:list-item>
              <text:list-item>
                <text:p text:style-name="P13"><text:span text:style-name="T6">Fonction qui retourne </text:span><text:span text:style-name="T18">toujours</text:span><text:span text:style-name="T6"> la même chose avec les mêmes paramètres</text:span></text:p>
              </text:list-item>
              <text:list-item>
                <text:p text:style-name="P13"><text:span text:style-name="T6">Modifie les variables au sein de son propre bloc au lieu de variables globales</text:span></text:p>
              </text:list-item>
              <text:list-item>
                <text:p text:style-name="P13"><text:span text:style-name="T6">Rend plus simple les tests unitaires</text:span></text:p>
              </text:list-item>
            </text:list>
          </draw:text-box>
        </draw:frame>
        <presentation:notes draw:style-name="dp2">
          <draw:page-thumbnail draw:style-name="gr5" draw:layer="layout" svg:width="13.586cm" svg:height="11.136cm" svg:x="3.703cm" svg:y="2.252cm" draw:page-number="11" presentation:class="page"/>
          <draw:frame presentation:style-name="pr1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7" draw:text-style-name="P25" draw:layer="layout" svg:width="26.06cm" svg:height="4.704cm" svg:x="1.37cm" svg:y="2.296cm" presentation:class="outline" presentation:user-transformed="true">
          <draw:text-box>
            <text:p text:style-name="P13"><text:span text:style-name="T19">"Un test unitaire est un code automatisé impliquant une petite unité de code et teste si elle produit le comportement attendu</text:span><text:span text:style-name="T20">"</text:span></text:p>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3"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4" draw:layer="layout" svg:width="26.03cm" svg:height="9.905cm" svg:x="1.37cm" svg:y="2.295cm" presentation:class="outline" presentation:user-transformed="true">
          <draw:text-box>
            <text:list text:style-name="L2">
              <text:list-item>
                <text:p text:style-name="P13"><text:span text:style-name="T21">Framework javascript pour les tests unitaires</text:span></text:p>
              </text:list-item>
              <text:list-item>
                <text:p text:style-name="P13"><text:span text:style-name="T21">Inspiré par l’outil Jasmine</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Fonctionne avec le langage javascript</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4" draw:layer="layout" svg:width="26.03cm" svg:height="11.505cm" svg:x="1.37cm" svg:y="2.295cm" presentation:class="outline" presentation:user-transformed="true">
          <draw:text-box>
            <text:list text:style-name="L2">
              <text:list-item>
                <text:p text:style-name="P13"><text:span text:style-name="T6">Nécessite nodejs</text:span></text:p>
                <text:list>
                  <text:list-item>
                    <text:p text:style-name="P27"><text:span text:style-name="T6">Exécuté côté ordinateur, pas navigateur</text:span></text:p>
                  </text:list-item>
                </text:list>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8"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6" draw:layer="layout" svg:width="1.5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4" draw:layer="layout" svg:width="26.03cm" svg:height="10.505cm" svg:x="1.37cm" svg:y="2.295cm" presentation:class="outline" presentation:user-transformed="true">
          <draw:text-box>
            <text:list text:style-name="L2">
              <text:list-item>
                <text:p text:style-name="P13"><text:span text:style-name="T6">Propose une documentation complète et traduite en plusieurs langues (dont le français)</text:span></text:p>
              </text:list-item>
              <text:list-item>
                <text:p text:style-name="P13"><text:span text:style-name="T6">Affiche les résultats dans le terminal</text:span></text:p>
              </text:list-item>
              <text:list-item>
                <text:p text:style-name="P7"><text:span text:style-name="T18">Outil de développement</text:span></text:p>
                <text:list>
                  <text:list-item>
                    <text:p text:style-name="P7"><text:span text:style-name="T6">S’installe avec npm install --save-dev jest</text:span></text:p>
                  </text:list-item>
                </text:list>
              </text:list-item>
            </text:list>
          </draw:text-box>
        </draw:frame>
        <draw:frame draw:style-name="gr10" draw:text-style-name="P20" draw:layer="layout" svg:width="6.185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22"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6" draw:layer="layout" svg:width="1.5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text:span text:style-name="T11"><text:a xlink:href="https://jestjs.io/docs/getting-started" xlink:type="simple">https://jestjs.io/docs/getting-started</text:a></text:span></text:p>
              </text:list-item>
            </text:list>
          </draw:text-box>
        </draw:frame>
        <draw:frame draw:style-name="gr2" draw:text-style-name="P28" draw:layer="layout" svg:width="15cm" svg:height="6.23cm" svg:x="0.273cm" svg:y="1.9cm">
          <draw:image xlink:href="Pictures/1000000100000410000001B050E4CB454622B401.png" xlink:type="simple" xlink:show="embed" xlink:actuate="onLoad" draw:mime-type="image/png">
            <text:p/>
          </draw:image>
        </draw:frame>
        <draw:frame draw:style-name="gr2" draw:text-style-name="P28" draw:layer="layout" svg:width="15cm" svg:height="6.22cm" svg:x="12.77cm" svg:y="8.64cm">
          <draw:image xlink:href="Pictures/1000000100000410000001B05518ABC55A5D3921.png" xlink:type="simple" xlink:show="embed" xlink:actuate="onLoad" draw:mime-type="image/png">
            <text:p/>
          </draw:image>
        </draw:frame>
        <draw:frame presentation:style-name="pr23" draw:text-style-name="P29" draw:layer="layout" svg:width="12.4cm" svg:height="1cm" svg:x="15.4cm" svg:y="2.1cm" presentation:class="outline" presentation:user-transformed="true">
          <draw:text-box>
            <text:p text:style-name="P13"><text:span text:style-name="T23">← </text:span><text:span text:style-name="T23">Définition de la fonction javascript</text:span></text:p>
          </draw:text-box>
        </draw:frame>
        <draw:frame presentation:style-name="pr24" draw:text-style-name="P31" draw:layer="layout" svg:width="11.4cm" svg:height="1cm" svg:x="1.1cm" svg:y="8.9cm" presentation:class="outline" presentation:user-transformed="true">
          <draw:text-box>
            <text:p text:style-name="P30"><text:span text:style-name="T23">Définition du test associé →</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25"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draw:style-name="gr19" draw:text-style-name="P28" draw:layer="layout" svg:width="14.399cm" svg:height="7.629cm" svg:x="0.8cm" svg:y="2.2cm">
          <draw:image xlink:href="Pictures/1000000100000410000001B05518ABC55A5D3921.png" xlink:type="simple" xlink:show="embed" xlink:actuate="onLoad" draw:mime-type="image/png">
            <text:p/>
          </draw:image>
        </draw:frame>
        <draw:custom-shape draw:style-name="gr20" draw:text-style-name="P28" draw:layer="layout" svg:width="9cm" svg:height="1.2cm" svg:x="1.8cm" svg:y="4.3cm">
          <text:p/>
          <draw:enhanced-geometry svg:viewBox="0 0 21600 21600" draw:type="rectangle" draw:enhanced-path="M 0 0 L 21600 0 21600 21600 0 21600 0 0 Z N"/>
        </draw:custom-shape>
        <draw:line draw:style-name="gr21" draw:text-style-name="P28" draw:layer="layout" svg:x1="10.8cm" svg:y1="4.3cm" svg:x2="16.4cm" svg:y2="4.3cm">
          <text:p/>
        </draw:line>
        <draw:frame presentation:style-name="pr26" draw:text-style-name="P29" draw:layer="layout" svg:width="10cm" svg:height="1cm" svg:x="16.6cm" svg:y="4cm" presentation:class="outline" presentation:user-transformed="true">
          <draw:text-box>
            <text:p text:style-name="P13"><text:span text:style-name="T23">Import de la fonction à tester</text:span></text:p>
          </draw:text-box>
        </draw:frame>
        <draw:custom-shape draw:style-name="gr22" draw:text-style-name="P28" draw:layer="layout" svg:width="12.2cm" svg:height="2.8cm" svg:x="1.8cm" svg:y="6cm">
          <text:p/>
          <draw:enhanced-geometry svg:viewBox="0 0 21600 21600" draw:type="rectangle" draw:enhanced-path="M 0 0 L 21600 0 21600 21600 0 21600 0 0 Z N"/>
        </draw:custom-shape>
        <draw:line draw:style-name="gr23" draw:text-style-name="P28" draw:layer="layout" svg:x1="13.8cm" svg:y1="6cm" svg:x2="16.2cm" svg:y2="6cm">
          <text:p/>
        </draw:line>
        <draw:frame presentation:style-name="pr27" draw:text-style-name="P29" draw:layer="layout" svg:width="11cm" svg:height="1cm" svg:x="16.6cm" svg:y="5.6cm" presentation:class="outline" presentation:user-transformed="true">
          <draw:text-box>
            <text:p text:style-name="P13"><text:span text:style-name="T23">Conteneur du test (nom + fonction)</text:span></text:p>
          </draw:text-box>
        </draw:frame>
        <draw:custom-shape draw:style-name="gr24" draw:text-style-name="P28" draw:layer="layout" svg:width="8.6cm" svg:height="1cm" svg:x="2.4cm" svg:y="6.9cm">
          <text:p/>
          <draw:enhanced-geometry svg:viewBox="0 0 21600 21600" draw:type="rectangle" draw:enhanced-path="M 0 0 L 21600 0 21600 21600 0 21600 0 0 Z N"/>
        </draw:custom-shape>
        <draw:line draw:style-name="gr21" draw:text-style-name="P28" draw:layer="layout" svg:x1="10.8cm" svg:y1="4.3cm" svg:x2="16.4cm" svg:y2="4.3cm">
          <text:p/>
        </draw:line>
        <draw:line draw:style-name="gr25" draw:text-style-name="P28" draw:layer="layout" svg:x1="11cm" svg:y1="6.9cm" svg:x2="16.2cm" svg:y2="6.9cm">
          <text:p/>
        </draw:line>
        <draw:frame presentation:style-name="pr28" draw:text-style-name="P29" draw:layer="layout" svg:width="10cm" svg:height="1cm" svg:x="16.6cm" svg:y="6.7cm" presentation:class="outline" presentation:user-transformed="true">
          <draw:text-box>
            <text:p text:style-name="P13"><text:span text:style-name="T23">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29"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draw:style-name="gr2" draw:text-style-name="P28" draw:layer="layout" svg:width="19.863cm" svg:height="9.2cm" svg:x="4.069cm" svg:y="2.4cm">
          <draw:image xlink:href="Pictures/1000000100000198000000BD18B783125A269CCA.png" xlink:type="simple" xlink:show="embed" xlink:actuate="onLoad" draw:mime-type="image/png">
            <text:p/>
          </draw:image>
        </draw:frame>
        <draw:frame presentation:style-name="pr30" draw:text-style-name="P34" draw:layer="layout" svg:width="13.6cm" svg:height="1cm" svg:x="7.2cm" svg:y="11.5cm" presentation:class="outline" presentation:user-transformed="true">
          <draw:text-box>
            <text:p text:style-name="P33"><text:span text:style-name="T23">Tous nos tests se sont bien déroulés</text:span></text:p>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31"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6" draw:layer="layout" svg:width="1.5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presentation:style-name="pr32" draw:text-style-name="P14" draw:layer="layout" svg:width="26.03cm" svg:height="9.905cm" svg:x="1.37cm" svg:y="2.296cm" presentation:class="outline" presentation:user-transformed="true">
          <draw:text-box>
            <text:list text:style-name="L2">
              <text:list-item>
                <text:p text:style-name="P13"><text:span text:style-name="T6">Le nom d’un test doit être court et clair</text:span></text:p>
              </text:list-item>
              <text:list-item>
                <text:p text:style-name="P13"><text:span text:style-name="T24">La méthode “test()” peut être remplacée par </text:span><text:span text:style-name="T6">“it()”</text:span></text:p>
              </text:list-item>
            </text:list>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10" draw:text-style-name="P24" draw:layer="layout" svg:width="27.064cm" svg:height="5.065cm" svg:x="0.536cm" svg:y="6.2cm" presentation:class="title" presentation:user-transformed="true">
          <draw:text-box>
            <text:p text:style-name="P7"><text:span text:style-name="T16">La même fonction / méthode peut être testée plusieurs fois avec des paramètres différents, plusieurs cas de tests</text:span></text:p>
          </draw:text-box>
        </draw:frame>
        <draw:custom-shape draw:style-name="gr17" draw:text-style-name="P26" draw:layer="layout" svg:width="1.513cm" svg:height="14.531cm" draw:transform="rotate (-1.5707963267949) translate (28.03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0" presentation:class="page"/>
          <draw:frame presentation:style-name="pr3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34"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17" draw:text-style-name="P26" draw:layer="layout" svg:width="1.5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expectvalue" xlink:type="simple">https://jestjs.io/docs/expect#expectvalue</text:a></text:span></text:p>
              </text:list-item>
            </text:list>
          </draw:text-box>
        </draw:frame>
        <draw:frame presentation:style-name="pr35" draw:text-style-name="P14" draw:layer="layout" svg:width="26.03cm" svg:height="11.304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xécuter une fonction</text:span></text:p>
              </text:list-item>
              <text:list-item>
                <text:p text:style-name="P13"><text:span text:style-name="T6">A utiliser quand vous devez valider un comportement</text:span></text:p>
              </text:list-item>
              <text:list-item>
                <text:p text:style-name="P13"><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36"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17" draw:text-style-name="P26" draw:layer="layout" svg:width="1.5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tobevalue" xlink:type="simple">https://jestjs.io/docs/expect#tobevalue</text:a></text:span></text:p>
              </text:list-item>
            </text:list>
          </draw:text-box>
        </draw:frame>
        <draw:frame presentation:style-name="pr37"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Un des nombreux comparateur (matcher)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Découvrons jest (Partie 1/2)</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9" draw:layer="layout" svg:width="26.06cm" svg:height="9.904cm" svg:x="1.38cm" svg:y="2.296cm" presentation:class="outline" presentation:user-transformed="true">
          <draw:text-box>
            <text:p text:style-name="P38"><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39" draw:text-style-name="P40" draw:layer="layout" svg:width="26.06cm" svg:height="11.305cm" svg:x="1.37cm" svg:y="2.295cm" presentation:class="outline" presentation:user-transformed="true">
          <draw:text-box>
            <text:list text:style-name="L2">
              <text:list-item>
                <text:p text:style-name="P13"><text:span text:style-name="T29">Extension de fichiers .spec.js ou .test.js</text:span></text:p>
              </text:list-item>
              <text:list-item>
                <text:p text:style-name="P13"><text:span text:style-name="T9">Nommages identiques (avant l’extension) du fichier javascript et de test</text:span></text:p>
                <text:list>
                  <text:list-item>
                    <text:p text:style-name="P27"><text:span text:style-name="T30">Ex : foo.js → foo.test.js ou </text:span><text:span text:style-name="T9">foo.spec.js</text:span></text:p>
                  </text:list-item>
                </text:list>
              </text:list-item>
              <text:list-item>
                <text:p text:style-name="P7"><text:span text:style-name="T31">Le nom d’un test doit être explicite</text:span></text:p>
              </text:list-item>
              <text:list-item>
                <text:p text:style-name="P7"><text:span text:style-name="T9">Grouper les tests par catégorie / fonctionnalité</text:span></text:p>
              </text:list-item>
              <text:list-item>
                <text:p text:style-name="P7"><text:span text:style-name="T9">...</text:span></text:p>
                <text:p text:style-name="P13"><text:span text:style-name="T9"/></text:p>
              </text:list-item>
            </text:list>
          </draw:text-box>
        </draw:frame>
        <draw:custom-shape draw:style-name="gr28" draw:text-style-name="P41" draw:layer="layout" svg:width="1.113cm" svg:height="14.531cm" draw:transform="rotate (-1.5707963267949) translate (28.75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4"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41" draw:text-style-name="P40"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
                  <text:list-item>
                    <text:p text:style-name="P7"><text:span text:style-name="T9">Possibilité d’imbriquer les groupes de tests</text:span></text:p>
                  </text:list-item>
                </text:list>
              </text:list-item>
            </text:list>
          </draw:text-box>
        </draw:frame>
        <draw:custom-shape draw:style-name="gr29" draw:text-style-name="P42" draw:layer="layout" svg:width="1.113cm" svg:height="14.531cm" draw:transform="rotate (-1.5707963267949) translate (30.114cm 1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25"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0" draw:layer="layout" svg:width="16.583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draw:frame draw:style-name="gr2" draw:text-style-name="P28" draw:layer="layout" svg:width="11.035cm" svg:height="5.4cm" svg:x="16.7cm" svg:y="4.4cm">
          <draw:image xlink:href="Pictures/1000000100000178000000B859A074DF9E511A90.png" xlink:type="simple" xlink:show="embed" xlink:actuate="onLoad" draw:mime-type="image/png">
            <text:p/>
          </draw:image>
        </draw:frame>
        <draw:frame draw:style-name="gr2" draw:text-style-name="P28" draw:layer="layout" svg:width="15.503cm" svg:height="9.779cm" svg:x="0.297cm" svg:y="2.095cm">
          <draw:image xlink:href="Pictures/100000010000041000000290B63A992DC122F5F8.png" xlink:type="simple" xlink:show="embed" xlink:actuate="onLoad" draw:mime-type="image/png">
            <text:p/>
          </draw:image>
        </draw:frame>
        <draw:frame presentation:style-name="pr43" draw:text-style-name="P34" draw:layer="layout" svg:width="11.4cm" svg:height="1cm" svg:x="2.3cm" svg:y="12.2cm" presentation:class="outline" presentation:user-transformed="true">
          <draw:text-box>
            <text:p text:style-name="P33"><text:span text:style-name="T23">On groupe tous nos tests liés à l’addition</text:span></text:p>
          </draw:text-box>
        </draw:frame>
        <draw:frame presentation:style-name="pr44" draw:text-style-name="P34" draw:layer="layout" svg:width="11.4cm" svg:height="1.4cm" svg:x="16.5cm" svg:y="12.2cm" presentation:class="outline" presentation:user-transformed="true">
          <draw:text-box>
            <text:p text:style-name="P33"><text:span text:style-name="T23">Dans la console, les tests sont groupés sous le nom “addition”</text:span></text:p>
          </draw:text-box>
        </draw:frame>
        <draw:custom-shape draw:style-name="gr30" draw:text-style-name="P28" draw:layer="layout" svg:width="7.8cm" svg:height="1.8cm" svg:x="17cm" svg:y="5cm">
          <text:p/>
          <draw:enhanced-geometry svg:viewBox="0 0 21600 21600" draw:type="rectangle" draw:enhanced-path="M 0 0 L 21600 0 21600 21600 0 21600 0 0 Z N"/>
        </draw:custom-shape>
        <draw:custom-shape draw:style-name="gr29" draw:text-style-name="P42" draw:layer="layout" svg:width="1.113cm" svg:height="14.531cm" draw:transform="rotate (-1.5707963267949) translate (30.114cm 1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28" draw:layer="layout" svg:width="2.8cm" svg:height="0.687cm" svg:x="3.6cm" svg:y="4cm">
          <text:p/>
          <draw:enhanced-geometry svg:viewBox="0 0 21600 21600" draw:type="rectangle" draw:enhanced-path="M 0 0 L 21600 0 21600 21600 0 21600 0 0 Z N"/>
        </draw:custom-shape>
        <draw:custom-shape draw:style-name="gr32" draw:text-style-name="P28" draw:layer="layout" svg:width="2.079cm" svg:height="0.687cm" svg:x="17.141cm" svg:y="5cm">
          <text:p/>
          <draw:enhanced-geometry svg:viewBox="0 0 21600 21600" draw:type="rectangle" draw:enhanced-path="M 0 0 L 21600 0 21600 21600 0 21600 0 0 Z N"/>
        </draw:custom-shape>
        <draw:line draw:style-name="gr33" draw:text-style-name="P28" draw:layer="layout" svg:x1="4.8cm" svg:y1="4cm" svg:x2="4.8cm" svg:y2="2.8cm">
          <text:p/>
        </draw:line>
        <draw:line draw:style-name="gr33" draw:text-style-name="P28" draw:layer="layout" svg:x1="18.2cm" svg:y1="5cm" svg:x2="18.2cm" svg:y2="2.8cm">
          <text:p/>
        </draw:line>
        <draw:line draw:style-name="gr33" draw:text-style-name="P28" draw:layer="layout" svg:x1="4.8cm" svg:y1="2.8cm" svg:x2="18.2cm" svg:y2="2.8cm">
          <text:p/>
        </draw:line>
        <presentation:notes draw:style-name="dp2">
          <draw:page-thumbnail draw:style-name="gr5" draw:layer="layout" svg:width="13.586cm" svg:height="11.136cm" svg:x="3.703cm" svg:y="2.252cm" draw:page-number="26"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46"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4" draw:text-style-name="P4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7"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frame presentation:style-name="pr48"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4" draw:text-style-name="P4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4" draw:layer="layout" svg:width="26.03cm" svg:height="7.504cm" svg:x="1.37cm" svg:y="2.296cm" presentation:class="outline" presentation:user-transformed="true">
          <draw:text-box>
            <text:list text:style-name="L2">
              <text:list-item>
                <text:p text:style-name="P13"><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pour quitter le mode</text:span></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29" draw:style-name="dp1" draw:master-page-name="Default" presentation:presentation-page-layout-name="AL1T0">
        <office:forms form:automatic-focus="false" form:apply-design-mode="false"/>
        <draw:frame presentation:style-name="pr50"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7" draw:text-style-name="P26" draw:layer="layout" svg:width="1.5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 xlink:type="simple">https://jestjs.io/docs/expect</text:a></text:span></text:p>
              </text:list-item>
            </text:list>
          </draw:text-box>
        </draw:frame>
        <draw:frame presentation:style-name="pr51" draw:text-style-name="P14" draw:layer="layout" svg:width="26.03cm" svg:height="11.304cm" svg:x="1.37cm" svg:y="2.296cm" presentation:class="outline" presentation:user-transformed="true">
          <draw:text-box>
            <text:list text:style-name="L2">
              <text:list-item>
                <text:p text:style-name="P13"><text:span text:style-name="T6">Longueur d’un tableau (.toHaveLength(valeur))</text:span></text:p>
              </text:list-item>
              <text:list-item>
                <text:p text:style-name="P13"><text:span text:style-name="T6">Présence d’une clef dans un dictionnaire</text:span></text:p>
                <text:list>
                  <text:list-item>
                    <text:p text:style-name="P7"><text:span text:style-name="T6">(.toHaveProperty('clé')) </text:span></text:p>
                  </text:list-item>
                </text:list>
              </text:list-item>
              <text:list-item>
                <text:p text:style-name="P13"><text:span text:style-name="T24">Nullité d’une valeur </text:span><text:span text:style-name="T6">(.toBeNull())</text:span></text:p>
              </text:list-item>
              <text:list-item>
                <text:p text:style-name="P13"><text:span text:style-name="T6">Appel d’une fonction (.toBeCalled())</text:span></text:p>
              </text:list-item>
              <text:list-item>
                <text:p text:style-name="P13"><text:span text:style-name="T24">Supérieur ou égal à (.toBeGreaterThan(</text:span><text:span text:style-name="T6">valeur))</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Découvrons Jest (Partie 3)</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39" draw:layer="layout" svg:width="26.06cm" svg:height="9.904cm" svg:x="1.375cm" svg:y="2.296cm" presentation:class="outline" presentation:user-transformed="true">
          <draw:text-box>
            <text:p text:style-name="P38"><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53" draw:text-style-name="P19" draw:layer="layout" svg:width="12.131cm" svg:height="1.303cm" svg:x="1.393cm" svg:y="0.627cm" presentation:class="title" presentation:user-transformed="true">
          <draw:text-box>
            <text:p text:style-name="P7"><text:span text:style-name="T8">Conseils</text:span></text:p>
          </draw:text-box>
        </draw:frame>
        <draw:custom-shape draw:style-name="gr35" draw:text-style-name="P44" draw:layer="layout" svg:width="1.513cm" svg:height="14.531cm" draw:transform="rotate (-1.5707963267949) translate (34.587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 xlink:type="simple">https://jestjs.io/docs/expect</text:a></text:span></text:p>
              </text:list-item>
            </text:list>
          </draw:text-box>
        </draw:frame>
        <draw:frame presentation:style-name="pr54" draw:text-style-name="P14" draw:layer="layout" svg:width="26.03cm" svg:height="9.905cm" svg:x="1.37cm" svg:y="2.296cm" presentation:class="outline" presentation:user-transformed="true">
          <draw:text-box>
            <text:list text:style-name="L2">
              <text:list-item>
                <text:p text:style-name="P13"><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item>
                <text:p text:style-name="P7"><text:span text:style-name="T6">Faites un plan de tests</text:span></text:p>
              </text:list-item>
            </text:list>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2" draw:style-name="dp1" draw:master-page-name="Default" presentation:presentation-page-layout-name="AL1T0">
        <office:forms form:automatic-focus="false" form:apply-design-mode="false"/>
        <draw:frame presentation:style-name="pr55"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7" draw:text-style-name="P26" draw:layer="layout" svg:width="1.5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 xlink:type="simple">https://jestjs.io/docs/expect</text:a></text:span></text:p>
              </text:list-item>
            </text:list>
          </draw:text-box>
        </draw:frame>
        <draw:frame presentation:style-name="pr56"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2">- Une balise fermante ne peut pas devenir auto-fermante et inversement</text:span></text:p>
              <text:p><text:span text:style-name="T22">-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57"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 / Appel d’API</text:span></text:p>
              </text:list-item>
              <text:list-item>
                <text:p text:style-name="P13"><text:span text:style-name="T6">Doivent être substitués par un mock pour en contrôler le comportement</text:span></text:p>
                <text:p text:style-name="P13"><text:span text:style-name="T6"/></text:p>
              </text:list-item>
            </text:list>
          </draw:text-box>
        </draw:frame>
        <draw:custom-shape draw:style-name="gr36" draw:text-style-name="P45" draw:layer="layout" svg:width="1.713cm" svg:height="14.531cm" draw:transform="rotate (-1.5707963267949) translate (32.31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3"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59" draw:text-style-name="P14" draw:layer="layout" svg:width="26.03cm" svg:height="10.104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e simuler une fonction existante</text:span></text:p>
              </text:list-item>
              <text:list-item>
                <text:p text:style-name="P13"><text:span text:style-name="T6">Permet de changer le comportement en fonction des paramètres définis dans le test</text:span></text:p>
              </text:list-item>
              <text:list-item>
                <text:p text:style-name="P13"><text:span text:style-name="T6">Désigne également de fausses données </text:span></text:p>
                <text:p text:style-name="P13"><text:span text:style-name="T6"/></text:p>
              </text:list-item>
            </text:list>
          </draw:text-box>
        </draw:frame>
        <draw:custom-shape draw:style-name="gr36" draw:text-style-name="P45" draw:layer="layout" svg:width="1.713cm" svg:height="14.531cm" draw:transform="rotate (-1.5707963267949) translate (32.31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4"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1" draw:text-style-name="P14" draw:layer="layout" svg:width="26.03cm" svg:height="11.104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36" draw:text-style-name="P45" draw:layer="layout" svg:width="1.713cm" svg:height="14.531cm" draw:transform="rotate (-1.5707963267949) translate (32.31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3" draw:text-style-name="P14" draw:layer="layout" svg:width="26.03cm" svg:height="10.904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 que la fonction originale</text:span></text:p>
                  </text:list-item>
                </text:list>
              </text:list-item>
              <text:list-item>
                <text:p text:style-name="P7"><text:span text:style-name="T6">Copie contrôlée du vrai code</text:span></text:p>
              </text:list-item>
              <text:list-item>
                <text:p text:style-name="P46"><text:span text:style-name="T6">Vous pouvez mocker la même fonction au global et au sein d’un test</text:span></text:p>
              </text:list-item>
            </text:list>
          </draw:text-box>
        </draw:frame>
        <draw:custom-shape draw:style-name="gr36" draw:text-style-name="P45" draw:layer="layout" svg:width="1.713cm" svg:height="14.531cm" draw:transform="rotate (-1.5707963267949) translate (32.31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6" draw:text-style-name="P45" draw:layer="layout" svg:width="1.713cm" svg:height="14.531cm" draw:transform="rotate (-1.5707963267949) translate (32.31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34" draw:layer="layout" svg:width="24cm" svg:height="1.7cm" svg:x="2cm" svg:y="13.8cm" presentation:class="outline" presentation:user-transformed="true">
          <draw:text-box>
            <text:p text:style-name="P33"><text:span text:style-name="T23">On récupère la fonction contenue dans le fichier “file-to-mock” et on contrôle son comportement via la méthode “mockImplementation()”...</text:span></text:p>
          </draw:text-box>
        </draw:frame>
        <draw:frame draw:style-name="gr37" draw:text-style-name="P47" draw:layer="layout" svg:width="24cm" svg:height="12.04cm" svg:x="2cm" svg:y="1.795cm">
          <draw:image xlink:href="Pictures/10000001000004100000020A6D6E4B7E5B55EDC8.png" xlink:type="simple" xlink:show="embed" xlink:actuate="onLoad" draw:mime-type="image/png">
            <text:p/>
          </draw:image>
        </draw:frame>
        <presentation:notes draw:style-name="dp2">
          <draw:page-thumbnail draw:style-name="gr5" draw:layer="layout" svg:width="13.586cm" svg:height="11.136cm" svg:x="3.703cm" svg:y="2.252cm" draw:page-number="37"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6" draw:text-style-name="P45" draw:layer="layout" svg:width="1.713cm" svg:height="14.531cm" draw:transform="rotate (-1.5707963267949) translate (32.31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34" draw:layer="layout" svg:width="24cm" svg:height="2cm" svg:x="2cm" svg:y="11.5cm" presentation:class="outline" presentation:user-transformed="true">
          <draw:text-box>
            <text:p text:style-name="P33"><text:span text:style-name="T23">...On teste si notre fonction a été appelée</text:span></text:p>
          </draw:text-box>
        </draw:frame>
        <draw:frame draw:style-name="gr2" draw:text-style-name="P28" draw:layer="layout" svg:width="26cm" svg:height="9.64cm" svg:x="1cm" svg:y="1.8cm">
          <draw:image xlink:href="Pictures/10000001000004100000018277C5CE7565076907.png" xlink:type="simple" xlink:show="embed" xlink:actuate="onLoad" draw:mime-type="image/png">
            <text:p/>
          </draw:image>
        </draw:frame>
        <presentation:notes draw:style-name="dp2">
          <draw:page-thumbnail draw:style-name="gr5" draw:layer="layout" svg:width="13.586cm" svg:height="11.136cm" svg:x="3.703cm" svg:y="2.252cm" draw:page-number="38"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Tests unitaires et API</text:span></text:p>
          </draw:text-box>
        </draw:frame>
        <draw:frame presentation:style-name="pr69"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18">Vous ne devez tester que ce que vous en faite</text:span></text:p>
              </text:list-item>
              <text:list-item>
                <text:p text:style-name="P13"><text:span text:style-name="T6">Si votre outil de test permet l’appel d’API. Préférez le mock quand même</text:span></text:p>
              </text:list-item>
            </text:list>
          </draw:text-box>
        </draw:frame>
        <presentation:notes draw:style-name="dp2">
          <draw:page-thumbnail draw:style-name="gr5" draw:layer="layout" svg:width="13.586cm" svg:height="11.136cm" svg:x="3.703cm" svg:y="2.252cm" draw:page-number="39" presentation:class="page"/>
          <draw:frame presentation:style-name="pr70"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Test asynchrone (Partie 1)</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9" draw:layer="layout" svg:width="26.06cm" svg:height="9.904cm" svg:x="1.37cm" svg:y="2.296cm" presentation:class="outline" presentation:user-transformed="true">
          <draw:text-box>
            <text:p text:style-name="P38"><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38" draw:text-style-name="P48" draw:layer="layout" svg:width="1.713cm" svg:height="14.531cm" draw:transform="rotate (-1.5707963267949) translate (32.31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2" draw:text-style-name="P14" draw:layer="layout" svg:width="26.06cm" svg:height="10.304cm" svg:x="1.37cm" svg:y="2.296cm" presentation:class="outline" presentation:user-transformed="true">
          <draw:text-box>
            <text:list text:style-name="L2">
              <text:list-item>
                <text:p text:style-name="P13"><text:span text:style-name="T6">Utilisation d’un try/catch/(finally) dans le test unitaire</text:span></text:p>
              </text:list-item>
              <text:list-item>
                <text:p text:style-name="P13"><text:span text:style-name="T6">Éviter le crash des tests si jamais une erreur est levé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32"><text:a xlink:href="https://developer.mozilla.org/fr/docs/Web/JavaScript/Reference/Statements/try...catch" xlink:type="simple">https://developer.mozilla.org/fr/docs/Web/JavaScript/Reference/Statements/try...catch</text:a></text:span></text:p>
              </text:list-item>
            </text:list>
          </draw:text-box>
        </draw:frame>
        <presentation:notes draw:style-name="dp2">
          <draw:page-thumbnail draw:style-name="gr5" draw:layer="layout" svg:width="13.586cm" svg:height="11.136cm" svg:x="3.703cm" svg:y="2.252cm" draw:page-number="41"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2" draw:style-name="dp1" draw:master-page-name="Default" presentation:presentation-page-layout-name="AL1T0">
        <office:forms form:automatic-focus="false" form:apply-design-mode="false"/>
        <draw:frame draw:style-name="gr2" draw:text-style-name="P28" draw:layer="layout" svg:width="16cm" svg:height="6.62cm" svg:x="0.2cm" svg:y="1.7cm">
          <draw:image xlink:href="Pictures/1000000100000410000001B051468098D138C39A.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38" draw:text-style-name="P48" draw:layer="layout" svg:width="1.713cm" svg:height="14.531cm" draw:transform="rotate (-1.5707963267949) translate (32.31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6cm" svg:height="8.69cm" svg:x="11.8cm" svg:y="6.9cm">
          <draw:image xlink:href="Pictures/100000010000041000000236A4408D6A92CC2189.png" xlink:type="simple" xlink:show="embed" xlink:actuate="onLoad" draw:mime-type="image/png">
            <text:p/>
          </draw:image>
        </draw:frame>
        <draw:frame draw:style-name="gr39" draw:text-style-name="P50" draw:layer="layout" svg:width="11.3cm" svg:height="2.8cm" svg:x="16.2cm" svg:y="2cm">
          <draw:text-box>
            <text:p text:style-name="P49"><text:span text:style-name="T33">← </text:span><text:span text:style-name="T33">Notre mock lève une erreur grâce à la méthode "reject()</text:span><text:span text:style-name="T34">"</text:span></text:p>
          </draw:text-box>
        </draw:frame>
        <draw:frame draw:style-name="gr40" draw:text-style-name="P52" draw:layer="layout" svg:width="11.2cm" svg:height="3.723cm" svg:x="0.6cm" svg:y="9.4cm">
          <draw:text-box>
            <text:p text:style-name="P51"><text:span text:style-name="T34">Le test associé utilise un try/catch pour capturer l’erreur.</text:span></text:p>
            <text:p text:style-name="P51"><text:span text:style-name="T34">Ici la chaîne "error"→ </text:span></text:p>
          </draw:text-box>
        </draw:frame>
        <presentation:notes draw:style-name="dp2">
          <draw:page-thumbnail draw:style-name="gr5" draw:layer="layout" svg:width="13.586cm" svg:height="11.136cm" svg:x="3.703cm" svg:y="2.252cm" draw:page-number="42"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 API</text:span></text:p>
          </draw:text-box>
        </draw:frame>
        <draw:frame presentation:style-name="pr75" draw:text-style-name="P14" draw:layer="layout" svg:width="26.03cm" svg:height="10.904cm" svg:x="1.37cm" svg:y="2.296cm" presentation:class="outline" presentation:user-transformed="true">
          <draw:text-box>
            <text:list text:style-name="L2">
              <text:list-item>
                <text:p text:style-name="P13"><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36" draw:text-style-name="P45" draw:layer="layout" svg:width="1.713cm" svg:height="14.531cm" draw:transform="rotate (-1.5707963267949) translate (32.31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3"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Test asynchrone (Partie 2)</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7" draw:text-style-name="P39" draw:layer="layout" svg:width="26.06cm" svg:height="9.904cm" svg:x="1.37cm" svg:y="2.296cm" presentation:class="outline" presentation:user-transformed="true">
          <draw:text-box>
            <text:p text:style-name="P38"><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1" draw:text-style-name="P53" draw:layer="layout" svg:width="1.7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8"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41" draw:text-style-name="P53" draw:layer="layout" svg:width="1.7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5"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1" draw:text-style-name="P53" draw:layer="layout" svg:width="1.7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0" draw:text-style-name="P14" draw:layer="layout" svg:width="26.03cm" svg:height="10.904cm" svg:x="1.37cm" svg:y="2.296cm" presentation:class="outline" presentation:user-transformed="true">
          <draw:text-box>
            <text:list text:style-name="L2">
              <text:list-item>
                <text:p text:style-name="P13"><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46"><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41" draw:text-style-name="P53" draw:layer="layout" svg:width="1.7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6"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41" draw:text-style-name="P53" draw:layer="layout" svg:width="1.7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6.03cm" svg:height="12.504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s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6">Tests end-to-end</text:span></text:p>
                <text:list>
                  <text:list-item>
                    <text:p text:style-name="P7"><text:span text:style-name="T6">Simulent les actions utilisateurs. Testent un parcours entier</text:span></text:p>
                  </text:list-item>
                </text:list>
              </text:list-item>
            </text:list>
          </draw:text-box>
        </draw:frame>
        <draw:custom-shape draw:style-name="gr42" draw:text-style-name="P54" draw:layer="layout" svg:width="1.7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7"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3" draw:text-style-name="P55" draw:layer="layout" svg:width="1.7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Retour à l’état initial du test pour éviter les effets de bord</text:span></text:p>
                      </text:list-item>
                    </text:list>
                  </text:list-item>
                </text:list>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48"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3" draw:text-style-name="P55" draw:layer="layout" svg:width="1.713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6.03cm" svg:height="11.904cm" svg:x="1.37cm" svg:y="2.296cm" presentation:class="outline" presentation:user-transformed="true">
          <draw:text-box>
            <text:list text:style-name="L1">
              <text:list-item>
                <text:p text:style-name="P46"><text:span text:style-name="T24">Les phases d’initialisation (setUp) et de désactivation </text:span><text:span text:style-name="T6">(tearDown) servent à limiter les effets de bord, réinitialiser les état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49"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88" draw:text-style-name="P14" draw:layer="layout" svg:width="26.03cm" svg:height="11.304cm" svg:x="1.37cm" svg:y="2.296cm" presentation:class="outline" presentation:user-transformed="true">
          <draw:text-box>
            <text:list text:style-name="L2">
              <text:list-item>
                <text:p text:style-name="P13"><text:span text:style-name="T6">Appelé “couverture de code” en français</text:span></text:p>
              </text:list-item>
              <text:list-item>
                <text:p text:style-name="P13"><text:span text:style-name="T6">Représente le pourcentage de code couvert par les tests unitaires</text:span></text:p>
                <text:list>
                  <text:list-item>
                    <text:p text:style-name="P7"><text:span text:style-name="T6">Quelle partie du code a été testée</text:span></text:p>
                  </text:list-item>
                </text:list>
              </text:list-item>
            </text:list>
          </draw:text-box>
        </draw:frame>
        <draw:custom-shape draw:style-name="gr44" draw:text-style-name="P56"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0"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90" draw:text-style-name="P14" draw:layer="layout" svg:width="26.03cm" svg:height="11.304cm" svg:x="1.37cm" svg:y="2.296cm" presentation:class="outline" presentation:user-transformed="true">
          <draw:text-box>
            <text:list text:style-name="L2">
              <text:list-item>
                <text:p text:style-name="P13"><text:span text:style-name="T6">Plus les chiffres sont hauts, plus le code est couvert mais…</text:span></text:p>
                <text:list>
                  <text:list-item>
                    <text:p text:style-name="P7"><text:span text:style-name="T6">…</text:span><text:span text:style-name="T6">ce n’est pas une donnée représentative de la qualité du projet</text:span></text:p>
                  </text:list-item>
                  <text:list-item>
                    <text:p text:style-name="P7"><text:span text:style-name="T18">100 % coverage != 0 % bugs</text:span></text:p>
                  </text:list-item>
                </text:list>
              </text:list-item>
            </text:list>
          </draw:text-box>
        </draw:frame>
        <draw:custom-shape draw:style-name="gr44" draw:text-style-name="P56"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1"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2" draw:text-style-name="P14" draw:layer="layout" svg:width="26.03cm" svg:height="5.704cm" svg:x="1.37cm" svg:y="2.296cm" presentation:class="outline" presentation:user-transformed="true">
          <draw:text-box>
            <text:list text:style-name="L2">
              <text:list-item>
                <text:p text:style-name="P13"><text:span text:style-name="T6">Géré par l’outil Istanbul</text:span></text:p>
              </text:list-item>
              <text:list-item>
                <text:p text:style-name="P13"><text:span text:style-name="T6">Génère un mini-site (dossier coverage/) détaillant la couverture du code ligne par ligne</text:span></text:p>
              </text:list-item>
            </text:list>
          </draw:text-box>
        </draw:frame>
        <draw:custom-shape draw:style-name="gr43" draw:text-style-name="P55" draw:layer="layout" svg:width="1.713cm" svg:height="14.531cm" draw:transform="rotate (-1.5707963267949) translate (9.2cm 14.3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23.447cm" svg:height="4.4cm" svg:x="2.277cm" svg:y="7.9cm">
          <draw:image xlink:href="Pictures/10000001000003BF000000B49A0969464108AB68.png" xlink:type="simple" xlink:show="embed" xlink:actuate="onLoad" draw:mime-type="image/png">
            <text:p/>
          </draw:image>
        </draw:frame>
        <draw:frame presentation:style-name="pr93" draw:text-style-name="P34" draw:layer="layout" svg:width="17.3cm" svg:height="1.4cm" svg:x="5.35cm" svg:y="12.5cm" presentation:class="outline" presentation:user-transformed="true">
          <draw:text-box>
            <text:p text:style-name="P33"><text:span text:style-name="T23">Istanbul génère un résumé de la couverture du code. Chaque fichier peut être ouvert pour avoir plus de détails</text:span></text:p>
          </draw:text-box>
        </draw:frame>
        <presentation:notes draw:style-name="dp2">
          <draw:page-thumbnail draw:style-name="gr5" draw:layer="layout" svg:width="13.586cm" svg:height="11.136cm" svg:x="3.703cm" svg:y="2.252cm" draw:page-number="52" presentation:class="page"/>
          <draw:frame presentation:style-name="pr94"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5" draw:text-style-name="P14" draw:layer="layout" svg:width="26.03cm" svg:height="9.104cm" svg:x="1.37cm" svg:y="2.296cm" presentation:class="outline" presentation:user-transformed="true">
          <draw:text-box>
            <text:list text:style-name="L2">
              <text:list-item>
                <text:p text:style-name="P13"><text:span text:style-name="T6">Statements </text:span></text:p>
                <text:list>
                  <text:list-item>
                    <text:p text:style-name="P7"><text:span text:style-name="T6">Combien de déclarations ont été appelées (variables, return…) ?</text:span></text:p>
                  </text:list-item>
                </text:list>
              </text:list-item>
              <text:list-item>
                <text:p text:style-name="P13"><text:span text:style-name="T6">Branches</text:span></text:p>
                <text:list>
                  <text:list-item>
                    <text:p text:style-name="P7"><text:span text:style-name="T6">Quel pourcentage de conditions (if/else) ont été appelées ?</text:span></text:p>
                  </text:list-item>
                </text:list>
                <text:p text:style-name="P13"><text:span text:style-name="T6"/></text:p>
              </text:list-item>
            </text:list>
          </draw:text-box>
        </draw:frame>
        <draw:custom-shape draw:style-name="gr43" draw:text-style-name="P55" draw:layer="layout" svg:width="1.713cm" svg:height="14.531cm" draw:transform="rotate (-1.5707963267949) translate (9.2cm 14.3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3" presentation:class="page"/>
          <draw:frame presentation:style-name="pr96"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7" draw:text-style-name="P14" draw:layer="layout" svg:width="26.03cm" svg:height="6.504cm" svg:x="1.37cm" svg:y="2.296cm" presentation:class="outline" presentation:user-transformed="true">
          <draw:text-box>
            <text:list text:style-name="L2">
              <text:list-item>
                <text:p text:style-name="P13"><text:span text:style-name="T6">Functions </text:span></text:p>
                <text:list>
                  <text:list-item>
                    <text:p text:style-name="P7"><text:span text:style-name="T6">Combien de fonctions ont été appelées ?</text:span></text:p>
                  </text:list-item>
                </text:list>
              </text:list-item>
              <text:list-item>
                <text:p text:style-name="P13"><text:span text:style-name="T6">Lines </text:span></text:p>
                <text:list>
                  <text:list-item>
                    <text:p text:style-name="P7"><text:span text:style-name="T6">Combien de lignes ont été exécutée ?</text:span></text:p>
                  </text:list-item>
                </text:list>
              </text:list-item>
            </text:list>
          </draw:text-box>
        </draw:frame>
        <draw:custom-shape draw:style-name="gr43" draw:text-style-name="P55" draw:layer="layout" svg:width="1.713cm" svg:height="14.531cm" draw:transform="rotate (-1.5707963267949) translate (9.2cm 14.3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4" presentation:class="page"/>
          <draw:frame presentation:style-name="pr98"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9" draw:text-style-name="P14" draw:layer="layout" svg:width="26.03cm" svg:height="3.904cm" svg:x="1.37cm" svg:y="2.296cm" presentation:class="outline" presentation:user-transformed="true">
          <draw:text-box>
            <text:list text:style-name="L2">
              <text:list-item>
                <text:p text:style-name="P13"><text:span text:style-name="T6">Calcul du coverage</text:span></text:p>
                <text:list>
                  <text:list-item>
                    <text:p text:style-name="P7"><text:span text:style-name="T6">Code exécuté / code non-exécuté</text:span></text:p>
                  </text:list-item>
                </text:list>
              </text:list-item>
            </text:list>
          </draw:text-box>
        </draw:frame>
        <draw:custom-shape draw:style-name="gr43" draw:text-style-name="P55" draw:layer="layout" svg:width="1.713cm" svg:height="14.531cm" draw:transform="rotate (-1.5707963267949) translate (9.2cm 14.3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8.146cm" svg:height="4.2cm" svg:x="4.927cm" svg:y="7.2cm">
          <draw:image xlink:href="Pictures/100000010000017C00000058203CB1B19598C302.png" xlink:type="simple" xlink:show="embed" xlink:actuate="onLoad" draw:mime-type="image/png">
            <text:p/>
          </draw:image>
        </draw:frame>
        <draw:frame presentation:style-name="pr100" draw:text-style-name="P34" draw:layer="layout" svg:width="20.099cm" svg:height="1.4cm" svg:x="3.951cm" svg:y="11.4cm" presentation:class="outline" presentation:user-transformed="true">
          <draw:text-box>
            <text:p text:style-name="P33"><text:span text:style-name="T23">Istanbul indique que la fonction n’a pas été appelée lors des tests</text:span></text:p>
          </draw:text-box>
        </draw:frame>
        <presentation:notes draw:style-name="dp2">
          <draw:page-thumbnail draw:style-name="gr5" draw:layer="layout" svg:width="13.586cm" svg:height="11.136cm" svg:x="3.703cm" svg:y="2.252cm" draw:page-number="55" presentation:class="page"/>
          <draw:frame presentation:style-name="pr101"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2" draw:text-style-name="P14" draw:layer="layout" svg:width="26.03cm" svg:height="6.504cm" svg:x="1.37cm" svg:y="2.296cm" presentation:class="outline" presentation:user-transformed="true">
          <draw:text-box>
            <text:list text:style-name="L2">
              <text:list-item>
                <text:p text:style-name="P13"><text:span text:style-name="T6">Ne commitez pas les résultats. Le dossier coverage/ doit être dans le fichier .gitignore</text:span></text:p>
              </text:list-item>
            </text:list>
          </draw:text-box>
        </draw:frame>
        <draw:custom-shape draw:style-name="gr43" draw:text-style-name="P55" draw:layer="layout" svg:width="1.713cm" svg:height="14.531cm" draw:transform="rotate (-1.5707963267949) translate (9.2cm 14.3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6" presentation:class="page"/>
          <draw:frame presentation:style-name="pr103"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Test asynchrone (Partie 3)</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39" draw:layer="layout" svg:width="26.06cm" svg:height="9.904cm" svg:x="1.37cm" svg:y="2.296cm" presentation:class="outline" presentation:user-transformed="true">
          <draw:text-box>
            <text:p text:style-name="P38"><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de coverage - configuration</text:span></text:p>
          </draw:text-box>
        </draw:frame>
        <draw:frame presentation:style-name="pr105" draw:text-style-name="P14" draw:layer="layout" svg:width="26.03cm" svg:height="7.904cm" svg:x="1.37cm" svg:y="2.296cm" presentation:class="outline" presentation:user-transformed="true">
          <draw:text-box>
            <text:list text:style-name="L2">
              <text:list-item>
                <text:p text:style-name="P13"><text:span text:style-name="T6">Certaines parties / fichiers n’ont pas à être testés. Ils peuvent être ignorés</text:span></text:p>
              </text:list-item>
              <text:list-item>
                <text:p text:style-name="P13"><text:span text:style-name="T6">Utilisation d’un fichier jest.config.js (par défaut) à la racine du projet (niveau package.json)</text:span></text:p>
                <text:list>
                  <text:list-item>
                    <text:p text:style-name="P7"><text:span text:style-name="T6">Jest le trouve tout seul</text:span></text:p>
                  </text:list-item>
                </text:list>
              </text:list-item>
            </text:list>
          </draw:text-box>
        </draw:frame>
        <draw:custom-shape draw:style-name="gr45" draw:text-style-name="P42" draw:layer="layout" svg:width="1.713cm" svg:height="14.531cm" draw:transform="rotate (-1.5707963267949) translate (9.2cm 14.3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8" presentation:class="page"/>
          <draw:frame presentation:style-name="pr106"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jest.config.js</text:span></text:p>
          </draw:text-box>
        </draw:frame>
        <draw:frame presentation:style-name="pr107" draw:text-style-name="P14" draw:layer="layout" svg:width="26.23cm" svg:height="9.704cm" svg:x="1.37cm" svg:y="2.296cm" presentation:class="outline" presentation:user-transformed="true">
          <draw:text-box>
            <text:list text:style-name="L2">
              <text:list-item>
                <text:p text:style-name="P13"><text:span text:style-name="T6">Permet de configurer le comportement de jest sur plusieurs points :</text:span></text:p>
                <text:list>
                  <text:list-item>
                    <text:p text:style-name="P7"><text:span text:style-name="T6">Fichier à tester</text:span></text:p>
                  </text:list-item>
                  <text:list-item>
                    <text:p text:style-name="P7"><text:span text:style-name="T6">Fichiers d’environnement à utiliser</text:span></text:p>
                  </text:list-item>
                  <text:list-item>
                    <text:p text:style-name="P7"><text:span text:style-name="T6">...</text:span></text:p>
                  </text:list-item>
                </text:list>
              </text:list-item>
              <text:list-item>
                <text:p text:style-name="P7"><text:span text:style-name="T6">Configurable sous forme de fichier .json, .ts, .js...</text:span></text:p>
              </text:list-item>
            </text:list>
          </draw:text-box>
        </draw:frame>
        <draw:custom-shape draw:style-name="gr43" draw:text-style-name="P55" draw:layer="layout" svg:width="1.713cm" svg:height="14.531cm" draw:transform="rotate (-1.5707963267949) translate (9.2cm 14.3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docs/configuration" xlink:type="simple">https://jestjs.io/docs/configuration</text:a></text:span></text:p>
              </text:list-item>
            </text:list>
          </draw:text-box>
        </draw:frame>
        <presentation:notes draw:style-name="dp2">
          <draw:page-thumbnail draw:style-name="gr5" draw:layer="layout" svg:width="13.586cm" svg:height="11.136cm" svg:x="3.703cm" svg:y="2.252cm" draw:page-number="59" presentation:class="page"/>
          <draw:frame presentation:style-name="pr108"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60" draw:style-name="dp1" draw:master-page-name="Default" presentation:presentation-page-layout-name="AL1T0">
        <office:forms form:automatic-focus="false" form:apply-design-mode="false"/>
        <draw:custom-shape draw:style-name="gr26" draw:text-style-name="P35"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5.198cm" svg:height="1.303cm" svg:x="1.393cm" svg:y="0.627cm" presentation:class="title" presentation:user-transformed="true">
          <draw:text-box>
            <text:p text:style-name="P7"><text:span text:style-name="T25">Pratiquons ! - Test asynchrone (Partie 4)</text:span></text:p>
          </draw:text-box>
        </draw:frame>
        <draw:custom-shape draw:style-name="gr27"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9" draw:text-style-name="P39" draw:layer="layout" svg:width="26.06cm" svg:height="9.904cm" svg:x="1.37cm" svg:y="2.296cm" presentation:class="outline" presentation:user-transformed="true">
          <draw:text-box>
            <text:p text:style-name="P38"><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1" draw:style-name="dp3" draw:master-page-name="Default" presentation:presentation-page-layout-name="AL3T1">
        <office:forms form:automatic-focus="false" form:apply-design-mode="false"/>
        <draw:frame presentation:style-name="pr110" draw:text-style-name="P57" draw:layer="layout" svg:width="25.198cm" svg:height="12.191cm" svg:x="1.4cm" svg:y="1.713cm">
          <draw:text-box>
            <text:p><text:span text:style-name="T36">Questions ?</text:span></text:p>
          </draw:text-box>
        </draw:frame>
        <presentation:notes draw:style-name="dp2">
          <draw:page-thumbnail draw:style-name="gr5" draw:layer="layout" svg:width="13.586cm" svg:height="11.136cm" svg:x="3.703cm" svg:y="2.252cm" draw:page-number="61" presentation:class="page"/>
          <draw:frame presentation:style-name="pr1" draw:text-style-name="P58" draw:layer="layout" svg:width="16.8cm" svg:height="13.365cm" svg:x="2.097cm" svg:y="14.103cm" presentation:class="notes" presentation:placeholder="true">
            <draw:text-box/>
          </draw:frame>
        </presentation:notes>
      </draw:page>
      <draw:page draw:name="page62" draw:style-name="dp3"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8-03T11:33:02.600000000</dc:date>
    <meta:editing-duration>P21DT1H46M40S</meta:editing-duration>
    <meta:editing-cycles>1178</meta:editing-cycles>
    <meta:generator>LibreOffice/7.2.7.2$Windows_X86_64 LibreOffice_project/8d71d29d553c0f7dcbfa38fbfda25ee34cce99a2</meta:generator>
    <meta:document-statistic meta:object-count="406"/>
  </office:meta>
</office:document-meta>
</file>